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5" table:default-cell-style-name="ce4"/>
        <table:table-column table:style-name="co2" table:default-cell-style-name="ce9"/>
        <table:table-column table:style-name="co2" table:number-columns-repeated="1013" table:default-cell-style-name="ce4"/>
        <table:table-column table:style-name="co2" table:default-cell-style-name="ce10"/>
        <table:table-row table:style-name="ro1">
          <table:table-cell table:style-name="ce1" office:value-type="string" calcext:value-type="string">
            <text:p>Nome</text:p>
          </table:table-cell>
          <table:table-cell table:style-name="ce5" office:value-type="string" calcext:value-type="string">
            <text:p>Introdução</text:p>
          </table:table-cell>
          <table:table-cell table:style-name="ce5" office:value-type="string" calcext:value-type="string">
            <text:p>Desenvolvimento</text:p>
          </table:table-cell>
          <table:table-cell table:style-name="ce5" office:value-type="string" calcext:value-type="string">
            <text:p>Implementação</text:p>
          </table:table-cell>
          <table:table-cell table:style-name="ce5" office:value-type="string" calcext:value-type="string">
            <text:p>Análise</text:p>
          </table:table-cell>
          <table:table-cell table:style-name="ce5" office:value-type="string" calcext:value-type="string">
            <text:p>Resultados</text:p>
          </table:table-cell>
          <table:table-cell table:style-name="ce5" office:value-type="string" calcext:value-type="string">
            <text:p>Conclusão</text:p>
          </table:table-cell>
          <table:table-cell table:style-name="ce1" office:value-type="string" calcext:value-type="string">
            <text:p>Atraso</text:p>
          </table:table-cell>
          <table:table-cell table:style-name="ce1" office:value-type="string" calcext:value-type="string">
            <text:p>Código</text:p>
          </table:table-cell>
          <table:table-cell table:style-name="ce7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75120&amp;course=32" xlink:type="simple">Alexandre Cesar da Silva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2]+[.C2]+[.D2]*3+[.E2]+[.F2]*3+[.G2])*0.3+0.7*[.I2])*[.H2]" office:value-type="float" office:value="9.46" calcext:value-type="float">
            <text:p>9,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4143&amp;course=32" xlink:type="simple">Aline Dutra Torres </text:a>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3]+[.C3]+[.D3]*3+[.E3]+[.F3]*3+[.G3])*0.3+0.7*[.I3])*[.H3]" office:value-type="float" office:value="9.4" calcext:value-type="float">
            <text:p>9,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11291&amp;course=32" xlink:type="simple">Aline Terezinha de Araújo Thomaz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7" table:formula="of:=(([.B4]+[.C4]+[.D4]*3+[.E4]+[.F4]*3+[.G4])*0.3+0.7*[.I4])*[.H4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5704&amp;course=32" xlink:type="simple">Amanda Virchele de Souz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7" table:formula="of:=(([.B5]+[.C5]+[.D5]*3+[.E5]+[.F5]*3+[.G5])*0.3+0.7*[.I5])*[.H5]" office:value-type="float" office:value="4.9" calcext:value-type="float">
            <text:p>4,90</text:p>
          </table:table-cell>
          <table:table-cell office:value-type="string" calcext:value-type="string">
            <text:p>Apenas.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5804&amp;course=32" xlink:type="simple">Amaury Lara Guimaraes Meireles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(([.B6]+[.C6]+[.D6]*3+[.E6]+[.F6]*3+[.G6])*0.3+0.7*[.I6])*[.H6]" office:value-type="float" office:value="0" calcext:value-type="float">
            <text:p>0,00</text:p>
          </table:table-cell>
          <table:table-cell office:value-type="string" calcext:value-type="string">
            <text:p>Apenas.c</text:p>
          </table:table-cell>
          <table:table-cell office:value-type="string" calcext:value-type="string">
            <text:p>Não execut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a xlink:href="https://virtual.ufmg.br/20171/user/view.php?id=12058&amp;course=32" xlink:type="simple">Aulus Dauare Pinho </text:a>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7]+[.C7]+[.D7]*3+[.E7]+[.F7]*3+[.G7])*0.3+0.7*[.I7])*[.H7]" office:value-type="float" office:value="9.07" calcext:value-type="float">
            <text:p>9,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4054&amp;course=32" xlink:type="simple">Bernardo Augusto de Oliveira Senna </text:a>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8]+[.C8]+[.D8]*3+[.E8]+[.F8]*3+[.G8])*0.3+0.7*[.I8])*[.H8]" office:value-type="float" office:value="9.22" calcext:value-type="float">
            <text:p>9,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11696&amp;course=32" xlink:type="simple">Breno Tanure Prata </text:a>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7" table:formula="of:=(([.B9]+[.C9]+[.D9]*3+[.E9]+[.F9]*3+[.G9])*0.3+0.7*[.I9])*[.H9]" office:value-type="float" office:value="5.87" calcext:value-type="float">
            <text:p>5,87</text:p>
          </table:table-cell>
          <table:table-cell table:style-name="ce10"/>
          <table:table-cell office:value-type="string" calcext:value-type="string">
            <text:p>Erro de compilaçã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a xlink:href="https://virtual.ufmg.br/20171/user/view.php?id=108652&amp;course=32" xlink:type="simple">Breno Muniz de Castro Fonseca 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(([.B10]+[.C10]+[.D10]*3+[.E10]+[.F10]*3+[.G10])*0.3+0.7*[.I10])*[.H10]" office:value-type="float" office:value="0.75" calcext:value-type="float">
            <text:p>0,75</text:p>
          </table:table-cell>
          <table:table-cell office:value-type="string" calcext:value-type="string">
            <text:p>apenas documentaçã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17363&amp;course=32" xlink:type="simple">Caio Alves do Espirito Santo </text:a>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11]+[.C11]+[.D11]*3+[.E11]+[.F11]*3+[.G11])*0.3+0.7*[.I11])*[.H11]" office:value-type="float" office:value="9.85" calcext:value-type="float">
            <text:p>9,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74849&amp;course=32" xlink:type="simple">Catarina de Lunds Mendes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7" table:formula="of:=(([.B12]+[.C12]+[.D12]*3+[.E12]+[.F12]*3+[.G12])*0.3+0.7*[.I12])*[.H12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22381&amp;course=32" xlink:type="simple">Clara Reis de Fari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7" table:formula="of:=(([.B13]+[.C13]+[.D13]*3+[.E13]+[.F13]*3+[.G13])*0.3+0.7*[.I13])*[.H13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27608&amp;course=32" xlink:type="simple">Dalton Garcia do Carmo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7" table:formula="of:=(([.B14]+[.C14]+[.D14]*3+[.E14]+[.F14]*3+[.G14])*0.3+0.7*[.I14])*[.H14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26489&amp;course=32" xlink:type="simple">Daniel Vasconcelos Chaves de Miranda </text:a>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15]+[.C15]+[.D15]*3+[.E15]+[.F15]*3+[.G15])*0.3+0.7*[.I15])*[.H15]" office:value-type="float" office:value="9.82" calcext:value-type="float">
            <text:p>9,8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s://virtual.ufmg.br/20171/user/view.php?id=26697&amp;course=32" xlink:type="simple">Danilo Pimentel de Carvalho Costa </text:a>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([.B16]+[.C16]+[.D16]*3+[.E16]+[.F16]*3+[.G16])*0.3+0.7*[.I16])*[.H1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08018&amp;course=32" xlink:type="simple">Debora Costa Silv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7" table:formula="of:=(([.B17]+[.C17]+[.D17]*3+[.E17]+[.F17]*3+[.G17])*0.3+0.7*[.I17])*[.H17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35442&amp;course=32" xlink:type="simple">Eugenio Ribeiro da Silv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7" table:formula="of:=(([.B18]+[.C18]+[.D18]*3+[.E18]+[.F18]*3+[.G18])*0.3+0.7*[.I18])*[.H18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35766&amp;course=32" xlink:type="simple">Ewerton Silva Santos </text:a>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19]+[.C19]+[.D19]*3+[.E19]+[.F19]*3+[.G19])*0.3+0.7*[.I19])*[.H1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s://virtual.ufmg.br/20171/user/view.php?id=38484&amp;course=32" xlink:type="simple">Fernanda Guimaraes de Araujo </text:a>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([.B20]+[.C20]+[.D20]*3+[.E20]+[.F20]*3+[.G20])*0.3+0.7*[.I20])*[.H20]" office:value-type="float" office:value="9.55" calcext:value-type="float">
            <text:p>9,5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s://virtual.ufmg.br/20171/user/view.php?id=38970&amp;course=32" xlink:type="simple">Fernando Elias Pereira da Silva </text:a></text:p>
          </table:table-cell>
          <table:table-cell table:style-name="ce6" table:formula="of:=0.8*1" office:value-type="float" office:value="0.8" calcext:value-type="float">
            <text:p>0,8</text:p>
          </table:table-cell>
          <table:table-cell table:style-name="ce6" table:formula="of:=0.8*1" office:value-type="float" office:value="0.8" calcext:value-type="float">
            <text:p>0,8</text:p>
          </table:table-cell>
          <table:table-cell table:style-name="ce6" table:formula="of:=0.8*0.8" office:value-type="float" office:value="0.64" calcext:value-type="float">
            <text:p>0,64</text:p>
          </table:table-cell>
          <table:table-cell table:style-name="ce6" table:formula="of:=0.8*1" office:value-type="float" office:value="0.8" calcext:value-type="float">
            <text:p>0,8</text:p>
          </table:table-cell>
          <table:table-cell table:style-name="ce6" table:formula="of:=0.8*1" office:value-type="float" office:value="0.8" calcext:value-type="float">
            <text:p>0,8</text:p>
          </table:table-cell>
          <table:table-cell table:style-name="ce6" table:formula="of:=0.8*1" office:value-type="float" office:value="0.8" calcext:value-type="float">
            <text:p>0,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(([.B21]+[.C21]+[.D21]*3+[.E21]+[.F21]*3+[.G21])*0.3+0.7*[.I21])*[.H21]" office:value-type="float" office:value="7.856" calcext:value-type="float">
            <text:p>7,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41821&amp;course=32" xlink:type="simple">Frederico Ribeiro Queiroz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22]+[.C22]+[.D22]*3+[.E22]+[.F22]*3+[.G22])*0.3+0.7*[.I22])*[.H22]" office:value-type="float" office:value="9.16" calcext:value-type="float">
            <text:p>9,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43493&amp;course=32" xlink:type="simple">Gabriel Silva Bastos </text:a>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23]+[.C23]+[.D23]*3+[.E23]+[.F23]*3+[.G23])*0.3+0.7*[.I23])*[.H2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45185&amp;course=32" xlink:type="simple">Giovanni Ferreira Martinelli </text:a>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7" table:formula="of:=(([.B24]+[.C24]+[.D24]*3+[.E24]+[.F24]*3+[.G24])*0.3+0.7*[.I24])*[.H24]" office:value-type="float" office:value="5.35" calcext:value-type="float">
            <text:p>5,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12707&amp;course=32" xlink:type="simple">Guilherme Teres Nunes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25]+[.C25]+[.D25]*3+[.E25]+[.F25]*3+[.G25])*0.3+0.7*[.I25])*[.H25]" office:value-type="float" office:value="8.35" calcext:value-type="float">
            <text:p>8,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47553&amp;course=32" xlink:type="simple">Guilherme Lacerda Furst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26]+[.C26]+[.D26]*3+[.E26]+[.F26]*3+[.G26])*0.3+0.7*[.I26])*[.H26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48377&amp;course=32" xlink:type="simple">Gustavo Rocha Figueiredo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(([.B27]+[.C27]+[.D27]*3+[.E27]+[.F27]*3+[.G27])*0.3+0.7*[.I27])*[.H27]" office:value-type="float" office:value="2.55" calcext:value-type="float">
            <text:p>2,55</text:p>
          </table:table-cell>
          <table:table-cell/>
          <table:table-cell office:value-type="string" calcext:value-type="string">
            <text:p>Não execut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a xlink:href="https://virtual.ufmg.br/20171/user/view.php?id=49635&amp;course=32" xlink:type="simple">Henrique Cheik Freire Cabral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28]+[.C28]+[.D28]*3+[.E28]+[.F28]*3+[.G28])*0.3+0.7*[.I28])*[.H28]" office:value-type="float" office:value="9.82" calcext:value-type="float">
            <text:p>9,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50723&amp;course=32" xlink:type="simple">Hugo Demattos Nogueira </text:a>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29]+[.C29]+[.D29]*3+[.E29]+[.F29]*3+[.G29])*0.3+0.7*[.I29])*[.H2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50924&amp;course=32" xlink:type="simple">Hygor Hernane Telles e Silva </text:a>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30]+[.C30]+[.D30]*3+[.E30]+[.F30]*3+[.G30])*0.3+0.7*[.I30])*[.H30]" office:value-type="float" office:value="7.76" calcext:value-type="float">
            <text:p>7,76</text:p>
          </table:table-cell>
          <table:table-cell office:value-type="string" calcext:value-type="string">
            <text:p>atraso de 22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51292&amp;course=32" xlink:type="simple">Icaro Kened Torres Neto </text:a>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(([.B31]+[.C31]+[.D31]*3+[.E31]+[.F31]*3+[.G31])*0.3+0.7*[.I31])*[.H31]" office:value-type="float" office:value="1.464" calcext:value-type="float">
            <text:p>1,46</text:p>
          </table:table-cell>
          <table:table-cell office:value-type="string" calcext:value-type="string">
            <text:p>atraso de 16h</text:p>
          </table:table-cell>
          <table:table-cell office:value-type="string" calcext:value-type="string">
            <text:p>Não compil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a xlink:href="https://virtual.ufmg.br/20171/user/view.php?id=51651&amp;course=32" xlink:type="simple">Igor Henrique da Silva Dias </text:a>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32]+[.C32]+[.D32]*3+[.E32]+[.F32]*3+[.G32])*0.3+0.7*[.I32])*[.H32]" office:value-type="float" office:value="6.704" calcext:value-type="float">
            <text:p>6,70</text:p>
          </table:table-cell>
          <table:table-cell office:value-type="string" calcext:value-type="string">
            <text:p>Atraso de 1 di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51475&amp;course=32" xlink:type="simple">Igor Franca Romano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33]+[.C33]+[.D33]*3+[.E33]+[.F33]*3+[.G33])*0.3+0.7*[.I33])*[.H33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52010&amp;course=32" xlink:type="simple">Isabela Meneguci de Souza Petrim </text:a>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34]+[.C34]+[.D34]*3+[.E34]+[.F34]*3+[.G34])*0.3+0.7*[.I34])*[.H34]" office:value-type="float" office:value="9.22" calcext:value-type="float">
            <text:p>9,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57110&amp;course=32" xlink:type="simple">Joao Pedro Almeida Carvalho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35]+[.C35]+[.D35]*3+[.E35]+[.F35]*3+[.G35])*0.3+0.7*[.I35])*[.H35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56339&amp;course=32" xlink:type="simple">Jonas Ferreira da Trindade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36]+[.C36]+[.D36]*3+[.E36]+[.F36]*3+[.G36])*0.3+0.7*[.I36])*[.H36]" office:value-type="float" office:value="9.4" calcext:value-type="float">
            <text:p>9,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58035&amp;course=32" xlink:type="simple">Jonathan Emmanuel Nunes Ferreira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37]+[.C37]+[.D37]*3+[.E37]+[.F37]*3+[.G37])*0.3+0.7*[.I37])*[.H37]" office:value-type="float" office:value="8.86" calcext:value-type="float">
            <text:p>8,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59695&amp;course=32" xlink:type="simple">Julia Rafael Correa Abud </text:a>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8" calcext:value-type="float">
            <text:p>0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38]+[.C38]+[.D38]*3+[.E38]+[.F38]*3+[.G38])*0.3+0.7*[.I38])*[.H38]" office:value-type="float" office:value="9.25" calcext:value-type="float">
            <text:p>9,2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s://virtual.ufmg.br/20171/user/view.php?id=12547&amp;course=32" xlink:type="simple">Leandro Balmant de Paula Souza </text:a>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([.B39]+[.C39]+[.D39]*3+[.E39]+[.F39]*3+[.G39])*0.3+0.7*[.I39])*[.H3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70970&amp;course=32" xlink:type="simple">Lucas Augusto Reis Lima </text:a>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,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(([.B40]+[.C40]+[.D40]*3+[.E40]+[.F40]*3+[.G40])*0.3+0.7*[.I40])*[.H40]" office:value-type="float" office:value="2.82" calcext:value-type="float">
            <text:p>2,82</text:p>
          </table:table-cell>
          <table:table-cell office:value-type="string" calcext:value-type="string">
            <text:p>Só documentaçã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72498&amp;course=32" xlink:type="simple">Luciano Aniceto de Almeida Soares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41]+[.C41]+[.D41]*3+[.E41]+[.F41]*3+[.G41])*0.3+0.7*[.I41])*[.H41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75612&amp;course=32" xlink:type="simple">Magnus Henrique Gouvei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(([.B42]+[.C42]+[.D42]*3+[.E42]+[.F42]*3+[.G42])*0.3+0.7*[.I42])*[.H42]" office:value-type="float" office:value="0" calcext:value-type="float">
            <text:p>0,00</text:p>
          </table:table-cell>
          <table:table-cell office:value-type="string" calcext:value-type="string">
            <text:p>Apenas.c</text:p>
          </table:table-cell>
          <table:table-cell office:value-type="string" calcext:value-type="string">
            <text:p>Não faz nad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a xlink:href="https://virtual.ufmg.br/20171/user/view.php?id=20994&amp;course=32" xlink:type="simple">Marcelo Henrique Ferreira </text:a>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43]+[.C43]+[.D43]*3+[.E43]+[.F43]*3+[.G43])*0.3+0.7*[.I43])*[.H4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78168&amp;course=32" xlink:type="simple">Marcos Vinicius da Silv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44]+[.C44]+[.D44]*3+[.E44]+[.F44]*3+[.G44])*0.3+0.7*[.I44])*[.H44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<text:a xlink:href="https://virtual.ufmg.br/20171/user/view.php?id=124278&amp;course=32" xlink:type="simple">Martinelle Araujo dos Santos </text:a>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(([.B45]+[.C45]+[.D45]*3+[.E45]+[.F45]*3+[.G45])*0.3+0.7*[.I45])*[.H4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https://virtual.ufmg.br/20171/user/view.php?id=83372&amp;course=32" xlink:type="simple">Mateus Rezende de Sa Catrinque </text:a>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([.B46]+[.C46]+[.D46]*3+[.E46]+[.F46]*3+[.G46])*0.3+0.7*[.I46])*[.H46]" office:value-type="float" office:value="9.55" calcext:value-type="float">
            <text:p>9,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75454&amp;course=32" xlink:type="simple">Matheus Henrique Osorio Silva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47]+[.C47]+[.D47]*3+[.E47]+[.F47]*3+[.G47])*0.3+0.7*[.I47])*[.H47]" office:value-type="float" office:value="9.55" calcext:value-type="float">
            <text:p>9,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91804&amp;course=32" xlink:type="simple">Otavio Henrique Pacheco Fonseca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formula="of:=(([.B48]+[.C48]+[.D48]*3+[.E48]+[.F48]*3+[.G48])*0.3+0.7*[.I48])*[.H48]" office:value-type="float" office:value="1.155" calcext:value-type="float">
            <text:p>1,16</text:p>
          </table:table-cell>
          <table:table-cell office:value-type="string" calcext:value-type="string">
            <text:p>Não enviou a documentação</text:p>
          </table:table-cell>
          <table:table-cell office:value-type="string" calcext:value-type="string">
            <text:p>Não compil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a xlink:href="https://virtual.ufmg.br/20171/user/view.php?id=91982&amp;course=32" xlink:type="simple">Pablo Souza Martins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49]+[.C49]+[.D49]*3+[.E49]+[.F49]*3+[.G49])*0.3+0.7*[.I49])*[.H49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96053&amp;course=32" xlink:type="simple">Paulo Fontes Mol Junior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50]+[.C50]+[.D50]*3+[.E50]+[.F50]*3+[.G50])*0.3+0.7*[.I50])*[.H50]" office:value-type="float" office:value="9.55" calcext:value-type="float">
            <text:p>9,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22575&amp;course=32" xlink:type="simple">Rafael Bucker Rapalo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51]+[.C51]+[.D51]*3+[.E51]+[.F51]*3+[.G51])*0.3+0.7*[.I51])*[.H51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99416&amp;course=32" xlink:type="simple">Raphael Neves Ferreira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52]+[.C52]+[.D52]*3+[.E52]+[.F52]*3+[.G52])*0.3+0.7*[.I52])*[.H52]" office:value-type="float" office:value="8.95" calcext:value-type="float">
            <text:p>8,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02851&amp;course=32" xlink:type="simple">Raul Julian Rocha Silva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53]+[.C53]+[.D53]*3+[.E53]+[.F53]*3+[.G53])*0.3+0.7*[.I53])*[.H53]" office:value-type="float" office:value="9.1" calcext:value-type="float">
            <text:p>9,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01062&amp;course=32" xlink:type="simple">Renan Henrique de Melo Mai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54]+[.C54]+[.D54]*3+[.E54]+[.F54]*3+[.G54])*0.3+0.7*[.I54])*[.H54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125328&amp;course=32" xlink:type="simple">Susan Michelle Goncalves Godinho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55]+[.C55]+[.D55]*3+[.E55]+[.F55]*3+[.G55])*0.3+0.7*[.I55])*[.H55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<text:a xlink:href="https://virtual.ufmg.br/20171/user/view.php?id=117971&amp;course=32" xlink:type="simple">Victor Hugo Nascimento Costa Val </text:a>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(([.B56]+[.C56]+[.D56]*3+[.E56]+[.F56]*3+[.G56])*0.3+0.7*[.I56])*[.H5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18357&amp;course=32" xlink:type="simple">Vinicius Alexandre da Silva 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57]+[.C57]+[.D57]*3+[.E57]+[.F57]*3+[.G57])*0.3+0.7*[.I57])*[.H57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a xlink:href="https://virtual.ufmg.br/20171/user/view.php?id=120375&amp;course=32" xlink:type="simple">Wanderson da Silva Sena </text:a>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7" table:formula="of:=(([.B58]+[.C58]+[.D58]*3+[.E58]+[.F58]*3+[.G58])*0.3+0.7*[.I58])*[.H58]" office:value-type="float" office:value="9.55" calcext:value-type="float">
            <text:p>9,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a xlink:href="https://virtual.ufmg.br/20171/user/view.php?id=121804&amp;course=32" xlink:type="simple">Yasmim Cavalcanti de Rezende</text:a>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7" table:formula="of:=(([.B59]+[.C59]+[.D59]*3+[.E59]+[.F59]*3+[.G59])*0.3+0.7*[.I59])*[.H59]" office:value-type="float" office:value="0" calcext:value-type="float">
            <text:p>0,00</text:p>
          </table:table-cell>
          <table:table-cell office:value-type="string" calcext:value-type="string">
            <text:p>Sem envio</text:p>
          </table:table-cell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2">
        <table:table-column table:style-name="co2" table:number-columns-repeated="2" table:default-cell-style-name="ce10"/>
        <table:table-column table:style-name="co3" table:default-cell-style-name="ce10"/>
        <table:table-column table:style-name="co4" table:default-cell-style-name="ce10"/>
        <table:table-column table:style-name="co2" table:number-columns-repeated="1020" table:default-cell-style-name="ce10"/>
        <table:table-row table:style-name="ro1">
          <table:table-cell office:value-type="string" calcext:value-type="string">
            <text:p>Divisão</text:p>
          </table:table-cell>
          <table:table-cell office:value-type="string" calcext:value-type="string">
            <text:p>Introdução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Implementação</text:p>
          </table:table-cell>
          <table:table-cell office:value-type="string" calcext:value-type="string">
            <text:p>Análise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Conclusão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2" style:display-name="PageStyle_Planilha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18:35</meta:creation-date>
    <dc:language>pt-BR</dc:language>
    <dc:date>2017-07-06T15:14:12</dc:date>
    <meta:editing-cycles>16</meta:editing-cycles>
    <meta:editing-duration>PT7H50M</meta:editing-duration>
    <meta:generator>LibreOffice/5.3.3.2$Windows_x86 LibreOffice_project/3d9a8b4b4e538a85e0782bd6c2d430bafe583448</meta:generator>
    <meta:document-statistic meta:table-count="2" meta:cell-count="607" meta:object-count="0"/>
  </office:meta>
</office:document-meta>
</file>